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86e" officeooo:paragraph-rsid="001a886e"/>
    </style:style>
    <style:style style:name="P2" style:family="paragraph" style:parent-style-name="Standard">
      <style:text-properties officeooo:rsid="001cbdcb" officeooo:paragraph-rsid="001cbdcb"/>
    </style:style>
    <style:style style:name="P3" style:family="paragraph" style:parent-style-name="Standard">
      <style:text-properties officeooo:rsid="001d888b" officeooo:paragraph-rsid="001d888b"/>
    </style:style>
    <style:style style:name="P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a886e" officeooo:paragraph-rsid="001a886e"/>
    </style:style>
    <style:style style:name="T1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mespaces</text:p>
      <text:p text:style-name="P1"/>
      <text:p text:style-name="P1"/>
      <text:p text:style-name="P1"/>
      <text:p text:style-name="P1">You can create a namespace.</text:p>
      <text:p text:style-name="P1"/>
      <text:p text:style-name="P1">1)</text:p>
      <text:p text:style-name="P1"><text:s text:c="2"/>Create a YAML file. ```Namespace-dev.yml```</text:p>
      <text:p text:style-name="P1">2)</text:p>
      <text:p text:style-name="P1">```</text:p>
      <text:p text:style-name="P1"><text:s text:c="2"/>kubectl create <text:span text:style-name="T3">-</text:span><text:span text:style-name="T4">f Namespace-dev.yml</text:span></text:p>
      <text:p text:style-name="P1"><text:span text:style-name="T4">```</text:span></text:p>
      <text:p text:style-name="P1"><text:span text:style-name="T4">OR</text:span></text:p>
      <text:p text:style-name="P1"><text:span text:style-name="T4">```</text:span></text:p>
      <text:p text:style-name="P1"><text:span text:style-name="T4"><text:s text:c="2"/>kubectl create namespace dev</text:span></text:p>
      <text:p text:style-name="P1"><text:span text:style-name="T4">```</text:span></text:p>
      <text:p text:style-name="P1"/>
      <text:p text:style-name="P3">If you want to see the pods of other namespaces.</text:p>
      <text:p text:style-name="P3"/>
      <text:p text:style-name="P3">```</text:p>
      <text:p text:style-name="P3">kubectl get pods –namespace=&lt;name of the namespace&gt;</text:p>
      <text:p text:style-name="P3">```</text:p>
      <text:p text:style-name="P1"/>
      <text:p text:style-name="P1">If you want you want to put a pod into a namespace.</text:p>
      <text:p text:style-name="P1"/>
      <text:p text:style-name="P1">You can create a pod definition file and after go to your command line and:</text:p>
      <text:p text:style-name="P1"/>
      <text:p text:style-name="P1">```</text:p>
      <text:p text:style-name="P1">kubectl create -f &lt;name of pod definition file YAML&gt; --namespace=&lt;name of the namespace&gt;</text:p>
      <text:p text:style-name="P1">```</text:p>
      <text:p text:style-name="P1"/>
      <text:p text:style-name="P2">```</text:p>
      <text:p text:style-name="P2">kubectl run redis –image=redis –generator=run-pod/v1 --namespace=finance</text:p>
      <text:p text:style-name="P2">```</text:p>
      <text:p text:style-name="P1"/>
      <text:p text:style-name="P1">Now if you want you can insert the namespace into to your YAML pod file. </text:p>
      <text:p text:style-name="P1"/>
      <text:p text:style-name="P1">Example :</text:p>
      <text:p text:style-name="P1"/>
      <text:p text:style-name="P1">```</text:p>
      <text:p text:style-name="P1"><text:span text:style-name="T1">apiVersion</text:span><text:span text:style-name="T2">: v1</text:span><text:line-break/><text:span text:style-name="T1">kind</text:span><text:span text:style-name="T2">: Pod</text:span><text:line-break/><text:span text:style-name="T1">metadata</text:span><text:span text:style-name="T2">:</text:span><text:line-break/><text:span text:style-name="T2"> <text:s/></text:span><text:span text:style-name="T1">name</text:span><text:span text:style-name="T2">: myapp-pod</text:span><text:line-break/><text:span text:style-name="T2"> <text:s/></text:span><text:span text:style-name="T1">labels</text:span><text:span text:style-name="T2">:</text:span><text:line-break/><text:span text:style-name="T2"> <text:s text:c="3"/></text:span><text:span text:style-name="T1">name</text:span><text:span text:style-name="T2">: myapp-pod</text:span></text:p>
      <text:p text:style-name="P1"><text:s text:c="7"/>namespace: dev<text:line-break/><text:span text:style-name="T1">spec</text:span><text:span text:style-name="T2">:</text:span><text:line-break/><text:span text:style-name="T2"> <text:s/></text:span><text:span text:style-name="T1">containers</text:span><text:span text:style-name="T2">:</text:span><text:line-break/><text:span text:style-name="T2"> <text:s text:c="3"/>- </text:span><text:span text:style-name="T1">name</text:span><text:span text:style-name="T2">: nginx-container</text:span><text:line-break/><text:span text:style-name="T2"> <text:s text:c="5"/></text:span><text:span text:style-name="T1">image</text:span><text:span text:style-name="T2">: nginx</text:span></text:p>
      <text:p text:style-name="P1">```</text:p>
      <text:p text:style-name="P1"/>
      <text:p text:style-name="P1">Now you can just type : </text:p>
      <text:p text:style-name="P1"><text:soft-page-break/></text:p>
      <text:p text:style-name="P1">```</text:p>
      <text:p text:style-name="P1">kubectl create -f &lt;name of pod definition file YAML&gt;</text:p>
      <text:p text:style-name="P1">```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4:28:57.042955768</meta:creation-date>
    <dc:date>2019-10-18T14:52:51.802166122</dc:date>
    <meta:editing-duration>PT12M14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2" meta:paragraph-count="34" meta:word-count="152" meta:character-count="910" meta:non-whitespace-character-count="759"/>
  </office:meta>
</office:document-meta>
</file>